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zcionka tekstu podstawowego" svg:font-family="'Czcionka tekstu podstawowego'" style:font-family-generic="swiss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9.446cm"/>
    </style:style>
    <style:style style:name="co7" style:family="table-column">
      <style:table-column-properties fo:break-before="auto" style:column-width="4.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prost_5f_h">
      <style:table-properties table:display="true" style:writing-mode="lr-tb"/>
    </style:style>
    <style:style style:name="ta2" style:family="table" style:master-page-name="PageStyle_5f_prost_5f_ab">
      <style:table-properties table:display="true" style:writing-mode="lr-tb"/>
    </style:style>
    <style:style style:name="ta3" style:family="table" style:master-page-name="PageStyle_5f_walec_5f_RHr">
      <style:table-properties table:display="true" style:writing-mode="lr-tb"/>
    </style:style>
    <style:style style:name="ta4" style:family="table" style:master-page-name="PageStyle_5f_walec_5f_h">
      <style:table-properties table:display="true" style:writing-mode="lr-tb"/>
    </style:style>
    <style:style style:name="ta5" style:family="table" style:master-page-name="PageStyle_5f_R4">
      <style:table-properties table:display="true" style:writing-mode="lr-tb"/>
    </style:style>
    <style:style style:name="ta6" style:family="table" style:master-page-name="PageStyle_5f_R12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zcionka tekstu podstawowego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1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1cm" svg:stroke-color="#3465a4" draw:marker-start-width="0.35cm" draw:marker-end-width="0.35c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st_h" table:style-name="ta1">
        <office:forms form:automatic-focus="false" form:apply-design-mode="false"/>
        <table:shapes>
          <draw:frame draw:z-index="0" draw:style-name="gr1" draw:text-style-name="P1" svg:width="16.004cm" svg:height="9.003cm" svg:x="27.302cm" svg:y="4.796cm">
            <draw:object draw:notify-on-update-of-ranges="prost_h.B2:prost_h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h[mm]</text:p>
          </table:table-cell>
          <table:table-cell office:value-type="string" calcext:value-type="string">
            <text:p>dx[mm]</text:p>
          </table:table-cell>
          <table:table-cell office:value-type="string" calcext:value-type="string">
            <text:p>dx_e[mm]</text:p>
          </table:table-cell>
          <table:table-cell table:number-columns-repeated="3"/>
          <table:table-cell office:value-type="string" calcext:value-type="string">
            <text:p>h_srednie [mm]</text:p>
          </table:table-cell>
          <table:table-cell office:value-type="string" calcext:value-type="string">
            <text:p>(x_i-x_s)^2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.</text:p>
          </table:table-cell>
          <table:table-cell table:style-name="ce1" office:value-type="float" office:value="3.7" calcext:value-type="float">
            <text:p>3,7</text:p>
          </table:table-cell>
          <table:table-cell office:value-type="float" office:value="0.01" calcext:value-type="float">
            <text:p>0,01</text:p>
          </table:table-cell>
          <table:table-cell table:formula="of:=[.C2]/2" office:value-type="float" office:value="0.005" calcext:value-type="float">
            <text:p>0,005</text:p>
          </table:table-cell>
          <table:table-cell table:number-columns-repeated="3"/>
          <table:table-cell table:formula="of:=AVERAGE([.B2:.B31])" office:value-type="float" office:value="3.60533333333333" calcext:value-type="float">
            <text:p>3,60533333333333</text:p>
          </table:table-cell>
          <table:table-cell table:formula="of:=POWER([.B2]-[.$H$2]; 2)" office:value-type="float" office:value="0.00896177777777782" calcext:value-type="float">
            <text:p>0,00896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.</text:p>
          </table:table-cell>
          <table:table-cell table:style-name="ce1" office:value-type="float" office:value="3.59" calcext:value-type="float">
            <text:p>3,59</text:p>
          </table:table-cell>
          <table:table-cell table:number-columns-repeated="5"/>
          <table:table-cell office:value-type="string" calcext:value-type="string">
            <text:p>typ A [mm]</text:p>
          </table:table-cell>
          <table:table-cell table:formula="of:=POWER([.B3]-[.$H$2]; 2)" office:value-type="float" office:value="0.000235111111111114" calcext:value-type="float">
            <text:p>0,00023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3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5"/>
          <table:table-cell table:formula="of:=SQRT(SUM([.I2:.I31])/30/29)" office:value-type="float" office:value="0.00757693616746398" calcext:value-type="float">
            <text:p>0,007576936167464</text:p>
          </table:table-cell>
          <table:table-cell table:formula="of:=POWER([.B4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4.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  <table:table-cell table:formula="of:=POWER([.B5]-[.$H$2]; 2)" office:value-type="float" office:value="0.0000284444444444429" calcext:value-type="float">
            <text:p>2,84444444444429E-05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5.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5"/>
          <table:table-cell office:value-type="string" calcext:value-type="string">
            <text:p>typ B [mm]</text:p>
          </table:table-cell>
          <table:table-cell table:formula="of:=POWER([.B6]-[.$H$2]; 2)" office:value-type="float" office:value="0.0000284444444444429" calcext:value-type="float">
            <text:p>2,84444444444429E-05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6.</text:p>
          </table:table-cell>
          <table:table-cell table:style-name="ce1" office:value-type="float" office:value="3.62" calcext:value-type="float">
            <text:p>3,62</text:p>
          </table:table-cell>
          <table:table-cell table:number-columns-repeated="5"/>
          <table:table-cell table:formula="of:=[.$C$2]/SQRT(3)" office:value-type="float" office:value="0.00577350269189626" calcext:value-type="float">
            <text:p>0,005773502691896</text:p>
          </table:table-cell>
          <table:table-cell table:formula="of:=POWER([.B7]-[.$H$2]; 2)" office:value-type="float" office:value="0.000215111111111116" calcext:value-type="float">
            <text:p>0,00021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7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5"/>
          <table:table-cell table:formula="of:=[.$D$2]/SQRT(3)" office:value-type="float" office:value="0.00288675134594813" calcext:value-type="float">
            <text:p>0,002886751345948</text:p>
          </table:table-cell>
          <table:table-cell table:formula="of:=POWER([.B8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8.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  <table:table-cell table:formula="of:=POWER([.B9]-[.$H$2]; 2)" office:value-type="float" office:value="0.0000284444444444429" calcext:value-type="float">
            <text:p>2,84444444444429E-05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9.</text:p>
          </table:table-cell>
          <table:table-cell table:style-name="ce1" office:value-type="float" office:value="3.59" calcext:value-type="float">
            <text:p>3,59</text:p>
          </table:table-cell>
          <table:table-cell table:number-columns-repeated="6"/>
          <table:table-cell table:formula="of:=POWER([.B10]-[.$H$2]; 2)" office:value-type="float" office:value="0.000235111111111114" calcext:value-type="float">
            <text:p>0,00023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0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5"/>
          <table:table-cell office:value-type="string" calcext:value-type="string">
            <text:p>niepewnosc całkowita [mm]</text:p>
          </table:table-cell>
          <table:table-cell table:formula="of:=POWER([.B11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1.</text:p>
          </table:table-cell>
          <table:table-cell table:style-name="ce1" office:value-type="float" office:value="3.59" calcext:value-type="float">
            <text:p>3,59</text:p>
          </table:table-cell>
          <table:table-cell table:number-columns-repeated="5"/>
          <table:table-cell table:formula="of:=SQRT([.$H$4]^2 + [.$H$7]^2 + [.$H$8]^2)" office:value-type="float" office:value="0.00995372434581601" calcext:value-type="float">
            <text:p>0,009953724345816</text:p>
          </table:table-cell>
          <table:table-cell table:formula="of:=POWER([.B12]-[.$H$2]; 2)" office:value-type="float" office:value="0.000235111111111114" calcext:value-type="float">
            <text:p>0,00023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2.</text:p>
          </table:table-cell>
          <table:table-cell table:style-name="ce1" office:value-type="float" office:value="3.59" calcext:value-type="float">
            <text:p>3,59</text:p>
          </table:table-cell>
          <table:table-cell table:number-columns-repeated="6"/>
          <table:table-cell table:formula="of:=POWER([.B13]-[.$H$2]; 2)" office:value-type="float" office:value="0.000235111111111114" calcext:value-type="float">
            <text:p>0,00023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3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6"/>
          <table:table-cell table:formula="of:=POWER([.B14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4.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  <table:table-cell table:formula="of:=POWER([.B15]-[.$H$2]; 2)" office:value-type="float" office:value="0.0000284444444444429" calcext:value-type="float">
            <text:p>2,84444444444429E-05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5.</text:p>
          </table:table-cell>
          <table:table-cell table:style-name="ce1" office:value-type="float" office:value="3.64" calcext:value-type="float">
            <text:p>3,64</text:p>
          </table:table-cell>
          <table:table-cell table:number-columns-repeated="6"/>
          <table:table-cell table:formula="of:=POWER([.B16]-[.$H$2]; 2)" office:value-type="float" office:value="0.00120177777777779" calcext:value-type="float">
            <text:p>0,00120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6.</text:p>
          </table:table-cell>
          <table:table-cell table:style-name="ce1" office:value-type="float" office:value="3.71" calcext:value-type="float">
            <text:p>3,71</text:p>
          </table:table-cell>
          <table:table-cell table:number-columns-repeated="6"/>
          <table:table-cell table:formula="of:=POWER([.B17]-[.$H$2]; 2)" office:value-type="float" office:value="0.0109551111111111" calcext:value-type="float">
            <text:p>0,01095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7.</text:p>
          </table:table-cell>
          <table:table-cell table:style-name="ce1" office:value-type="float" office:value="3.57" calcext:value-type="float">
            <text:p>3,57</text:p>
          </table:table-cell>
          <table:table-cell table:number-columns-repeated="6"/>
          <table:table-cell table:formula="of:=POWER([.B18]-[.$H$2]; 2)" office:value-type="float" office:value="0.00124844444444442" calcext:value-type="float">
            <text:p>0,001248444444444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8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6"/>
          <table:table-cell table:formula="of:=POWER([.B19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19.</text:p>
          </table:table-cell>
          <table:table-cell table:style-name="ce1" office:value-type="float" office:value="3.62" calcext:value-type="float">
            <text:p>3,62</text:p>
          </table:table-cell>
          <table:table-cell table:number-columns-repeated="6"/>
          <table:table-cell table:formula="of:=POWER([.B20]-[.$H$2]; 2)" office:value-type="float" office:value="0.000215111111111116" calcext:value-type="float">
            <text:p>0,00021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0.</text:p>
          </table:table-cell>
          <table:table-cell table:style-name="ce1" office:value-type="float" office:value="3.57" calcext:value-type="float">
            <text:p>3,57</text:p>
          </table:table-cell>
          <table:table-cell table:number-columns-repeated="6"/>
          <table:table-cell table:formula="of:=POWER([.B21]-[.$H$2]; 2)" office:value-type="float" office:value="0.00124844444444442" calcext:value-type="float">
            <text:p>0,001248444444444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1.</text:p>
          </table:table-cell>
          <table:table-cell table:style-name="ce1" office:value-type="float" office:value="3.57" calcext:value-type="float">
            <text:p>3,57</text:p>
          </table:table-cell>
          <table:table-cell table:number-columns-repeated="6"/>
          <table:table-cell table:formula="of:=POWER([.B22]-[.$H$2]; 2)" office:value-type="float" office:value="0.00124844444444442" calcext:value-type="float">
            <text:p>0,001248444444444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2.</text:p>
          </table:table-cell>
          <table:table-cell table:style-name="ce1" office:value-type="float" office:value="3.57" calcext:value-type="float">
            <text:p>3,57</text:p>
          </table:table-cell>
          <table:table-cell table:number-columns-repeated="6"/>
          <table:table-cell table:formula="of:=POWER([.B23]-[.$H$2]; 2)" office:value-type="float" office:value="0.00124844444444442" calcext:value-type="float">
            <text:p>0,001248444444444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3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6"/>
          <table:table-cell table:formula="of:=POWER([.B24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4.</text:p>
          </table:table-cell>
          <table:table-cell table:style-name="ce1" office:value-type="float" office:value="3.58" calcext:value-type="float">
            <text:p>3,58</text:p>
          </table:table-cell>
          <table:table-cell table:number-columns-repeated="6"/>
          <table:table-cell table:formula="of:=POWER([.B25]-[.$H$2]; 2)" office:value-type="float" office:value="0.000641777777777771" calcext:value-type="float">
            <text:p>0,000641777777778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5.</text:p>
          </table:table-cell>
          <table:table-cell table:style-name="ce1" office:value-type="float" office:value="3.71" calcext:value-type="float">
            <text:p>3,71</text:p>
          </table:table-cell>
          <table:table-cell table:number-columns-repeated="6"/>
          <table:table-cell table:formula="of:=POWER([.B26]-[.$H$2]; 2)" office:value-type="float" office:value="0.0109551111111111" calcext:value-type="float">
            <text:p>0,01095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6.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  <table:table-cell table:formula="of:=POWER([.B27]-[.$H$2]; 2)" office:value-type="float" office:value="0.0000284444444444429" calcext:value-type="float">
            <text:p>2,84444444444429E-05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7.</text:p>
          </table:table-cell>
          <table:table-cell table:style-name="ce1" office:value-type="float" office:value="3.68" calcext:value-type="float">
            <text:p>3,68</text:p>
          </table:table-cell>
          <table:table-cell table:number-columns-repeated="6"/>
          <table:table-cell table:formula="of:=POWER([.B28]-[.$H$2]; 2)" office:value-type="float" office:value="0.00557511111111114" calcext:value-type="float">
            <text:p>0,005575111111111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8.</text:p>
          </table:table-cell>
          <table:table-cell table:style-name="ce1" office:value-type="float" office:value="3.6" calcext:value-type="float">
            <text:p>3,6</text:p>
          </table:table-cell>
          <table:table-cell table:number-columns-repeated="6"/>
          <table:table-cell table:formula="of:=POWER([.B29]-[.$H$2]; 2)" office:value-type="float" office:value="0.0000284444444444429" calcext:value-type="float">
            <text:p>2,84444444444429E-05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29.</text:p>
          </table:table-cell>
          <table:table-cell table:style-name="ce1" office:value-type="float" office:value="3.57" calcext:value-type="float">
            <text:p>3,57</text:p>
          </table:table-cell>
          <table:table-cell table:number-columns-repeated="6"/>
          <table:table-cell table:formula="of:=POWER([.B30]-[.$H$2]; 2)" office:value-type="float" office:value="0.00124844444444442" calcext:value-type="float">
            <text:p>0,001248444444444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>
            <text:p>30.</text:p>
          </table:table-cell>
          <table:table-cell table:style-name="ce1" office:value-type="float" office:value="3.61" calcext:value-type="float">
            <text:p>3,61</text:p>
          </table:table-cell>
          <table:table-cell table:number-columns-repeated="6"/>
          <table:table-cell table:formula="of:=POWER([.B31]-[.$H$2]; 2)" office:value-type="float" office:value="0.0000217777777777771" calcext:value-type="float">
            <text:p>2,17777777777771E-05</text:p>
          </table:table-cell>
          <table:table-cell table:number-columns-repeated="55"/>
        </table:table-row>
        <table:table-row table:style-name="ro3" table:number-rows-repeated="104854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ost_ab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długość (a) [cm]</text:p>
          </table:table-cell>
          <table:table-cell table:style-name="ce1" office:value-type="string" calcext:value-type="string">
            <text:p>szerokość (b) [cm]</text:p>
          </table:table-cell>
          <table:table-cell/>
          <table:table-cell office:value-type="string" calcext:value-type="string">
            <text:p>dx[mm]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.986" calcext:value-type="float">
            <text:p>3,986</text:p>
          </table:table-cell>
          <table:table-cell table:style-name="ce1" office:value-type="float" office:value="2.944" calcext:value-type="float">
            <text:p>2,944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.99" calcext:value-type="float">
            <text:p>3,99</text:p>
          </table:table-cell>
          <table:table-cell table:style-name="ce1" office:value-type="float" office:value="2.938" calcext:value-type="float">
            <text:p>2,938</text:p>
          </table:table-cell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.976" calcext:value-type="float">
            <text:p>3,976</text:p>
          </table:table-cell>
          <table:table-cell table:style-name="ce1" office:value-type="float" office:value="2.936" calcext:value-type="float">
            <text:p>2,936</text:p>
          </table:table-cell>
          <table:table-cell table:number-columns-repeated="61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walec_RHr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R[cm]</text:p>
          </table:table-cell>
          <table:table-cell table:style-name="ce1" office:value-type="string" calcext:value-type="string">
            <text:p>r[cm]</text:p>
          </table:table-cell>
          <table:table-cell table:style-name="ce1" office:value-type="string" calcext:value-type="string">
            <text:p>H[cm]</text:p>
          </table:table-cell>
          <table:table-cell/>
          <table:table-cell office:value-type="string" calcext:value-type="string">
            <text:p>dx[mm]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1.</text:p>
          </table:table-cell>
          <table:table-cell table:style-name="ce1" office:value-type="float" office:value="3.014" calcext:value-type="float">
            <text:p>3,014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office:value-type="float" office:value="3.988" calcext:value-type="float">
            <text:p>3,988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style-name="ce1" office:value-type="float" office:value="3.012" calcext:value-type="float">
            <text:p>3,012</text:p>
          </table:table-cell>
          <table:table-cell table:style-name="ce1" office:value-type="float" office:value="1.182" calcext:value-type="float">
            <text:p>1,182</text:p>
          </table:table-cell>
          <table:table-cell table:style-name="ce1" office:value-type="float" office:value="3.98" calcext:value-type="float">
            <text:p>3,9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style-name="ce1" office:value-type="float" office:value="3.012" calcext:value-type="float">
            <text:p>3,012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office:value-type="float" office:value="3.996" calcext:value-type="float">
            <text:p>3,996</text:p>
          </table:table-cell>
          <table:table-cell table:number-columns-repeated="60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walec_h" table:style-name="ta4">
        <office:forms form:automatic-focus="false" form:apply-design-mode="false"/>
        <table:shapes>
          <draw:frame draw:z-index="0" draw:style-name="gr2" draw:text-style-name="P1" svg:width="15.985cm" svg:height="8.98cm" svg:x="14.327cm" svg:y="0.641cm">
            <draw:object draw:notify-on-update-of-ranges="walec_h.A1:walec_h.A1 walec_h.A2:walec_h.A11 walec_h.B1:walec_h.B1 walec_h.B2:walec_h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h [cm]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.</text:p>
          </table:table-cell>
          <table:table-cell table:style-name="ce1" office:value-type="float" office:value="2.004" calcext:value-type="float">
            <text:p>2,00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style-name="ce1" office:value-type="float" office:value="2.008" calcext:value-type="float">
            <text:p>2,00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style-name="ce1" office:value-type="float" office:value="2.04" calcext:value-type="float">
            <text:p>2,0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4.</text:p>
          </table:table-cell>
          <table:table-cell table:style-name="ce1" office:value-type="float" office:value="2.02" calcext:value-type="float">
            <text:p>2,0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5.</text:p>
          </table:table-cell>
          <table:table-cell table:style-name="ce1" office:value-type="float" office:value="2.01" calcext:value-type="float">
            <text:p>2,0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6.</text:p>
          </table:table-cell>
          <table:table-cell table:style-name="ce1" office:value-type="float" office:value="2.022" calcext:value-type="float">
            <text:p>2,0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7.</text:p>
          </table:table-cell>
          <table:table-cell table:style-name="ce1" office:value-type="float" office:value="2.06" calcext:value-type="float">
            <text:p>2,0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8.</text:p>
          </table:table-cell>
          <table:table-cell table:style-name="ce1" office:value-type="float" office:value="2.082" calcext:value-type="float">
            <text:p>2,08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9.</text:p>
          </table:table-cell>
          <table:table-cell table:style-name="ce1" office:value-type="float" office:value="2.01" calcext:value-type="float">
            <text:p>2,0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.</text:p>
          </table:table-cell>
          <table:table-cell table:style-name="ce1" office:value-type="float" office:value="2.002" calcext:value-type="float">
            <text:p>2,002</text:p>
          </table:table-cell>
          <table:table-cell table:number-columns-repeated="62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4" table:style-name="ta5">
        <office:forms form:automatic-focus="false" form:apply-design-mode="false"/>
        <table:shapes>
          <draw:frame draw:z-index="0" draw:style-name="gr2" draw:text-style-name="P1" svg:width="15.99cm" svg:height="9.002cm" svg:x="8.318cm" svg:y="7.99cm">
            <draw:object draw:notify-on-update-of-ranges="R4.N1:R4.N1 R4.N2:R4.N11 R4.M1:R4.M1 R4.M2:R4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5" table:default-cell-style-name="Default"/>
        <table:table-row table:style-name="ro2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Z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I</text:p>
          </table:table-cell>
          <table:table-cell table:number-columns-repeated="5"/>
          <table:table-cell office:value-type="string" calcext:value-type="string">
            <text:p>U[V]</text:p>
          </table:table-cell>
          <table:table-cell office:value-type="string" calcext:value-type="string">
            <text:p>I[A]</text:p>
          </table:table-cell>
          <table:table-cell office:value-type="string" calcext:value-type="string">
            <text:p>R[Ohm]</text:p>
          </table:table-cell>
          <table:table-cell office:value-type="string" calcext:value-type="string">
            <text:p>dU[V]</text:p>
          </table:table-cell>
          <table:table-cell office:value-type="string" calcext:value-type="string">
            <text:p>dI[A]</text:p>
          </table:table-cell>
          <table:table-cell table:style-name="ce2" office:value-type="string" calcext:value-type="string">
            <text:p>niepewnośc złożona dR (typB U + typB I) [Ohm]</text:p>
          </table:table-cell>
          <table:table-cell office:value-type="string" calcext:value-type="string">
            <text:p>R avg [Ohm]</text:p>
          </table:table-cell>
          <table:table-cell table:number-columns-repeated="45"/>
        </table:table-row>
        <table:table-row table:style-name="ro2">
          <table:table-cell table:style-name="ce1" office:value-type="string" calcext:value-type="string">
            <text:p>1.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.4" calcext:value-type="float">
            <text:p>60,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D2]*0.01" office:value-type="float" office:value="0.3" calcext:value-type="float">
            <text:p>0,3</text:p>
          </table:table-cell>
          <table:table-cell table:formula="of:=0.012 * [.C2] + 0.1" office:value-type="float" office:value="0.8248" calcext:value-type="float">
            <text:p>0,8248</text:p>
          </table:table-cell>
          <table:table-cell table:number-columns-repeated="5"/>
          <table:table-cell table:formula="of:=[.B2]" office:value-type="float" office:value="23" calcext:value-type="float">
            <text:p>23</text:p>
          </table:table-cell>
          <table:table-cell table:formula="of:=[.C2]/1000" office:value-type="float" office:value="0.0604" calcext:value-type="float">
            <text:p>0,0604</text:p>
          </table:table-cell>
          <table:table-cell table:formula="of:=[.M2]/[.N2]" office:value-type="float" office:value="380.794701986755" calcext:value-type="float">
            <text:p>380,794701986755</text:p>
          </table:table-cell>
          <table:table-cell table:formula="of:=[.F2]" office:value-type="float" office:value="0.3" calcext:value-type="float">
            <text:p>0,3</text:p>
          </table:table-cell>
          <table:table-cell table:formula="of:=[.G2]*0.001" office:value-type="float" office:value="0.0008248" calcext:value-type="float">
            <text:p>0,0008248</text:p>
          </table:table-cell>
          <table:table-cell table:formula="of:=SQRT(([.P2]/[.N2]/SQRT(3))^2+([.M2]*[.Q2]/[.N2]/[.N2]/SQRT(3))^2)" office:value-type="float" office:value="4.15170163472488" calcext:value-type="float">
            <text:p>4,15170163472488</text:p>
          </table:table-cell>
          <table:table-cell table:formula="of:=AVERAGE([.O2:.O11])" office:value-type="float" office:value="376.593041613044" calcext:value-type="float">
            <text:p>376,593041613044</text:p>
          </table:table-cell>
          <table:table-cell table:number-columns-repeated="45"/>
        </table:table-row>
        <table:table-row table:style-name="ro2">
          <table:table-cell table:style-name="ce1" office:value-type="string" calcext:value-type="string">
            <text:p>2.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.9" calcext:value-type="float">
            <text:p>53,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D3]*0.01" office:value-type="float" office:value="0.3" calcext:value-type="float">
            <text:p>0,3</text:p>
          </table:table-cell>
          <table:table-cell table:formula="of:=0.012 * [.C3] + 0.1" office:value-type="float" office:value="0.7468" calcext:value-type="float">
            <text:p>0,7468</text:p>
          </table:table-cell>
          <table:table-cell table:number-columns-repeated="5"/>
          <table:table-cell table:formula="of:=[.B3]" office:value-type="float" office:value="21" calcext:value-type="float">
            <text:p>21</text:p>
          </table:table-cell>
          <table:table-cell table:formula="of:=[.C3]/1000" office:value-type="float" office:value="0.0539" calcext:value-type="float">
            <text:p>0,0539</text:p>
          </table:table-cell>
          <table:table-cell table:formula="of:=[.M3]/[.N3]" office:value-type="float" office:value="389.61038961039" calcext:value-type="float">
            <text:p>389,61038961039</text:p>
          </table:table-cell>
          <table:table-cell table:formula="of:=[.F3]" office:value-type="float" office:value="0.3" calcext:value-type="float">
            <text:p>0,3</text:p>
          </table:table-cell>
          <table:table-cell table:formula="of:=[.G3]*0.001" office:value-type="float" office:value="0.0007468" calcext:value-type="float">
            <text:p>0,0007468</text:p>
          </table:table-cell>
          <table:table-cell table:formula="of:=SQRT(([.P3]/[.N3]/SQRT(3))^2+([.M3]*[.Q3]/[.N3]/[.N3]/SQRT(3))^2)" office:value-type="float" office:value="4.4765687058739" calcext:value-type="float">
            <text:p>4,4765687058739</text:p>
          </table:table-cell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2">
          <table:table-cell table:style-name="ce1" office:value-type="string" calcext:value-type="string">
            <text:p>3.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48.1" calcext:value-type="float">
            <text:p>48,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D4]*0.01" office:value-type="float" office:value="0.3" calcext:value-type="float">
            <text:p>0,3</text:p>
          </table:table-cell>
          <table:table-cell table:formula="of:=0.012 * [.C4] + 0.1" office:value-type="float" office:value="0.6772" calcext:value-type="float">
            <text:p>0,6772</text:p>
          </table:table-cell>
          <table:table-cell table:number-columns-repeated="5"/>
          <table:table-cell table:formula="of:=[.B4]" office:value-type="float" office:value="18.5" calcext:value-type="float">
            <text:p>18,5</text:p>
          </table:table-cell>
          <table:table-cell table:formula="of:=[.C4]/1000" office:value-type="float" office:value="0.0481" calcext:value-type="float">
            <text:p>0,0481</text:p>
          </table:table-cell>
          <table:table-cell table:formula="of:=[.M4]/[.N4]" office:value-type="float" office:value="384.615384615385" calcext:value-type="float">
            <text:p>384,615384615385</text:p>
          </table:table-cell>
          <table:table-cell table:formula="of:=[.F4]" office:value-type="float" office:value="0.3" calcext:value-type="float">
            <text:p>0,3</text:p>
          </table:table-cell>
          <table:table-cell table:formula="of:=[.G4]*0.001" office:value-type="float" office:value="0.0006772" calcext:value-type="float">
            <text:p>0,0006772</text:p>
          </table:table-cell>
          <table:table-cell table:formula="of:=SQRT(([.P4]/[.N4]/SQRT(3))^2+([.M4]*[.Q4]/[.N4]/[.N4]/SQRT(3))^2)" office:value-type="float" office:value="4.76873429959141" calcext:value-type="float">
            <text:p>4,76873429959141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4.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.9" calcext:value-type="float">
            <text:p>41,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D5]*0.01" office:value-type="float" office:value="0.3" calcext:value-type="float">
            <text:p>0,3</text:p>
          </table:table-cell>
          <table:table-cell table:formula="of:=0.012 * [.C5] + 0.1" office:value-type="float" office:value="0.6028" calcext:value-type="float">
            <text:p>0,6028</text:p>
          </table:table-cell>
          <table:table-cell table:number-columns-repeated="5"/>
          <table:table-cell table:formula="of:=[.B5]" office:value-type="float" office:value="16" calcext:value-type="float">
            <text:p>16</text:p>
          </table:table-cell>
          <table:table-cell table:formula="of:=[.C5]/1000" office:value-type="float" office:value="0.0419" calcext:value-type="float">
            <text:p>0,0419</text:p>
          </table:table-cell>
          <table:table-cell table:formula="of:=[.M5]/[.N5]" office:value-type="float" office:value="381.861575178998" calcext:value-type="float">
            <text:p>381,861575178998</text:p>
          </table:table-cell>
          <table:table-cell table:formula="of:=[.F5]" office:value-type="float" office:value="0.3" calcext:value-type="float">
            <text:p>0,3</text:p>
          </table:table-cell>
          <table:table-cell table:formula="of:=[.G5]*0.001" office:value-type="float" office:value="0.0006028" calcext:value-type="float">
            <text:p>0,0006028</text:p>
          </table:table-cell>
          <table:table-cell table:formula="of:=SQRT(([.P5]/[.N5]/SQRT(3))^2+([.M5]*[.Q5]/[.N5]/[.N5]/SQRT(3))^2)" office:value-type="float" office:value="5.21040644843215" calcext:value-type="float">
            <text:p>5,21040644843215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5.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.2" calcext:value-type="float">
            <text:p>46,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D6]*0.01" office:value-type="float" office:value="0.3" calcext:value-type="float">
            <text:p>0,3</text:p>
          </table:table-cell>
          <table:table-cell table:formula="of:=0.012 * [.C6] + 0.1" office:value-type="float" office:value="0.6544" calcext:value-type="float">
            <text:p>0,6544</text:p>
          </table:table-cell>
          <table:table-cell table:number-columns-repeated="5"/>
          <table:table-cell table:formula="of:=[.B6]" office:value-type="float" office:value="14" calcext:value-type="float">
            <text:p>14</text:p>
          </table:table-cell>
          <table:table-cell table:formula="of:=[.C6]/1000" office:value-type="float" office:value="0.0462" calcext:value-type="float">
            <text:p>0,0462</text:p>
          </table:table-cell>
          <table:table-cell table:formula="of:=[.M6]/[.N6]" office:value-type="float" office:value="303.030303030303" calcext:value-type="float">
            <text:p>303,030303030303</text:p>
          </table:table-cell>
          <table:table-cell table:formula="of:=[.F6]" office:value-type="float" office:value="0.3" calcext:value-type="float">
            <text:p>0,3</text:p>
          </table:table-cell>
          <table:table-cell table:formula="of:=[.G6]*0.001" office:value-type="float" office:value="0.0006544" calcext:value-type="float">
            <text:p>0,0006544</text:p>
          </table:table-cell>
          <table:table-cell table:formula="of:=SQRT(([.P6]/[.N6]/SQRT(3))^2+([.M6]*[.Q6]/[.N6]/[.N6]/SQRT(3))^2)" office:value-type="float" office:value="4.49404188443572" calcext:value-type="float">
            <text:p>4,49404188443572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6.</text:p>
          </table:table-cell>
          <table:table-cell table:style-name="ce1" office:value-type="float" office:value="11.5" calcext:value-type="float">
            <text:p>11,5</text:p>
          </table:table-cell>
          <table:table-cell table:style-name="ce1" office:value-type="float" office:value="30.1" calcext:value-type="float">
            <text:p>30,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D7]*0.01" office:value-type="float" office:value="0.3" calcext:value-type="float">
            <text:p>0,3</text:p>
          </table:table-cell>
          <table:table-cell table:formula="of:=0.012 * [.C7] + 0.1" office:value-type="float" office:value="0.4612" calcext:value-type="float">
            <text:p>0,4612</text:p>
          </table:table-cell>
          <table:table-cell table:number-columns-repeated="5"/>
          <table:table-cell table:formula="of:=[.B7]" office:value-type="float" office:value="11.5" calcext:value-type="float">
            <text:p>11,5</text:p>
          </table:table-cell>
          <table:table-cell table:formula="of:=[.C7]/1000" office:value-type="float" office:value="0.0301" calcext:value-type="float">
            <text:p>0,0301</text:p>
          </table:table-cell>
          <table:table-cell table:formula="of:=[.M7]/[.N7]" office:value-type="float" office:value="382.059800664452" calcext:value-type="float">
            <text:p>382,059800664452</text:p>
          </table:table-cell>
          <table:table-cell table:formula="of:=[.F7]" office:value-type="float" office:value="0.3" calcext:value-type="float">
            <text:p>0,3</text:p>
          </table:table-cell>
          <table:table-cell table:formula="of:=[.G7]*0.001" office:value-type="float" office:value="0.0004612" calcext:value-type="float">
            <text:p>0,0004612</text:p>
          </table:table-cell>
          <table:table-cell table:formula="of:=SQRT(([.P7]/[.N7]/SQRT(3))^2+([.M7]*[.Q7]/[.N7]/[.N7]/SQRT(3))^2)" office:value-type="float" office:value="6.67348468548501" calcext:value-type="float">
            <text:p>6,67348468548501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7.</text:p>
          </table:table-cell>
          <table:table-cell table:style-name="ce1" office:value-type="float" office:value="9.2" calcext:value-type="float">
            <text:p>9,2</text:p>
          </table:table-cell>
          <table:table-cell table:style-name="ce1" office:value-type="float" office:value="23.9" calcext:value-type="float">
            <text:p>23,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" calcext:value-type="float">
            <text:p>200</text:p>
          </table:table-cell>
          <table:table-cell table:formula="of:=[.D8]*0.01" office:value-type="float" office:value="0.1" calcext:value-type="float">
            <text:p>0,1</text:p>
          </table:table-cell>
          <table:table-cell table:formula="of:=0.012 * [.C8] + 0.1" office:value-type="float" office:value="0.3868" calcext:value-type="float">
            <text:p>0,3868</text:p>
          </table:table-cell>
          <table:table-cell table:number-columns-repeated="5"/>
          <table:table-cell table:formula="of:=[.B8]" office:value-type="float" office:value="9.2" calcext:value-type="float">
            <text:p>9,2</text:p>
          </table:table-cell>
          <table:table-cell table:formula="of:=[.C8]/1000" office:value-type="float" office:value="0.0239" calcext:value-type="float">
            <text:p>0,0239</text:p>
          </table:table-cell>
          <table:table-cell table:formula="of:=[.M8]/[.N8]" office:value-type="float" office:value="384.937238493724" calcext:value-type="float">
            <text:p>384,937238493724</text:p>
          </table:table-cell>
          <table:table-cell table:formula="of:=[.F8]" office:value-type="float" office:value="0.1" calcext:value-type="float">
            <text:p>0,1</text:p>
          </table:table-cell>
          <table:table-cell table:formula="of:=[.G8]*0.001" office:value-type="float" office:value="0.0003868" calcext:value-type="float">
            <text:p>0,0003868</text:p>
          </table:table-cell>
          <table:table-cell table:formula="of:=SQRT(([.P8]/[.N8]/SQRT(3))^2+([.M8]*[.Q8]/[.N8]/[.N8]/SQRT(3))^2)" office:value-type="float" office:value="4.33273925461038" calcext:value-type="float">
            <text:p>4,33273925461038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8.</text:p>
          </table:table-cell>
          <table:table-cell table:style-name="ce1" office:value-type="float" office:value="6.8" calcext:value-type="float">
            <text:p>6,8</text:p>
          </table:table-cell>
          <table:table-cell table:style-name="ce1" office:value-type="float" office:value="17.5" calcext:value-type="float">
            <text:p>17,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formula="of:=[.D9]*0.01" office:value-type="float" office:value="0.1" calcext:value-type="float">
            <text:p>0,1</text:p>
          </table:table-cell>
          <table:table-cell table:formula="of:=[.C9]*0.005+0.01" office:value-type="float" office:value="0.0975" calcext:value-type="float">
            <text:p>0,0975</text:p>
          </table:table-cell>
          <table:table-cell table:number-columns-repeated="5"/>
          <table:table-cell table:formula="of:=[.B9]" office:value-type="float" office:value="6.8" calcext:value-type="float">
            <text:p>6,8</text:p>
          </table:table-cell>
          <table:table-cell table:formula="of:=[.C9]/1000" office:value-type="float" office:value="0.0175" calcext:value-type="float">
            <text:p>0,0175</text:p>
          </table:table-cell>
          <table:table-cell table:formula="of:=[.M9]/[.N9]" office:value-type="float" office:value="388.571428571428" calcext:value-type="float">
            <text:p>388,571428571428</text:p>
          </table:table-cell>
          <table:table-cell table:formula="of:=[.F9]" office:value-type="float" office:value="0.1" calcext:value-type="float">
            <text:p>0,1</text:p>
          </table:table-cell>
          <table:table-cell table:formula="of:=[.G9]*0.001" office:value-type="float" office:value="0.0000975" calcext:value-type="float">
            <text:p>9,75E-05</text:p>
          </table:table-cell>
          <table:table-cell table:formula="of:=SQRT(([.P9]/[.N9]/SQRT(3))^2+([.M9]*[.Q9]/[.N9]/[.N9]/SQRT(3))^2)" office:value-type="float" office:value="3.5279760202401" calcext:value-type="float">
            <text:p>3,5279760202401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9.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11.88" calcext:value-type="float">
            <text:p>11,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formula="of:=[.D10]*0.01" office:value-type="float" office:value="0.1" calcext:value-type="float">
            <text:p>0,1</text:p>
          </table:table-cell>
          <table:table-cell table:formula="of:=[.C10]*0.005+0.01" office:value-type="float" office:value="0.0694" calcext:value-type="float">
            <text:p>0,0694</text:p>
          </table:table-cell>
          <table:table-cell table:number-columns-repeated="5"/>
          <table:table-cell table:formula="of:=[.B10]" office:value-type="float" office:value="4.6" calcext:value-type="float">
            <text:p>4,6</text:p>
          </table:table-cell>
          <table:table-cell table:formula="of:=[.C10]/1000" office:value-type="float" office:value="0.01188" calcext:value-type="float">
            <text:p>0,01188</text:p>
          </table:table-cell>
          <table:table-cell table:formula="of:=[.M10]/[.N10]" office:value-type="float" office:value="387.205387205387" calcext:value-type="float">
            <text:p>387,205387205387</text:p>
          </table:table-cell>
          <table:table-cell table:formula="of:=[.F10]" office:value-type="float" office:value="0.1" calcext:value-type="float">
            <text:p>0,1</text:p>
          </table:table-cell>
          <table:table-cell table:formula="of:=[.G10]*0.001" office:value-type="float" office:value="0.0000694" calcext:value-type="float">
            <text:p>6,94E-05</text:p>
          </table:table-cell>
          <table:table-cell table:formula="of:=SQRT(([.P10]/[.N10]/SQRT(3))^2+([.M10]*[.Q10]/[.N10]/[.N10]/SQRT(3))^2)" office:value-type="float" office:value="5.03225924156763" calcext:value-type="float">
            <text:p>5,03225924156763</text:p>
          </table:table-cell>
          <table:table-cell table:number-columns-repeated="46"/>
        </table:table-row>
        <table:table-row table:style-name="ro2">
          <table:table-cell table:style-name="ce1" office:value-type="string" calcext:value-type="string">
            <text:p>10.</text:p>
          </table:table-cell>
          <table:table-cell table:style-name="ce1" office:value-type="float" office:value="2.15" calcext:value-type="float">
            <text:p>2,15</text:p>
          </table:table-cell>
          <table:table-cell table:style-name="ce1" office:value-type="float" office:value="5.61" calcext:value-type="float">
            <text:p>5,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formula="of:=[.D11]*0.01" office:value-type="float" office:value="0.03" calcext:value-type="float">
            <text:p>0,03</text:p>
          </table:table-cell>
          <table:table-cell table:formula="of:=[.C11]*0.005+0.01" office:value-type="float" office:value="0.03805" calcext:value-type="float">
            <text:p>0,03805</text:p>
          </table:table-cell>
          <table:table-cell table:number-columns-repeated="5"/>
          <table:table-cell table:formula="of:=[.B11]" office:value-type="float" office:value="2.15" calcext:value-type="float">
            <text:p>2,15</text:p>
          </table:table-cell>
          <table:table-cell table:formula="of:=[.C11]/1000" office:value-type="float" office:value="0.00561" calcext:value-type="float">
            <text:p>0,00561</text:p>
          </table:table-cell>
          <table:table-cell table:formula="of:=[.M11]/[.N11]" office:value-type="float" office:value="383.244206773618" calcext:value-type="float">
            <text:p>383,244206773618</text:p>
          </table:table-cell>
          <table:table-cell table:formula="of:=[.F11]" office:value-type="float" office:value="0.03" calcext:value-type="float">
            <text:p>0,03</text:p>
          </table:table-cell>
          <table:table-cell table:formula="of:=[.G11]*0.001" office:value-type="float" office:value="0.00003805" calcext:value-type="float">
            <text:p>3,805E-05</text:p>
          </table:table-cell>
          <table:table-cell table:formula="of:=SQRT(([.P11]/[.N11]/SQRT(3))^2+([.M11]*[.Q11]/[.N11]/[.N11]/SQRT(3))^2)" office:value-type="float" office:value="3.43285399363458" calcext:value-type="float">
            <text:p>3,43285399363458</text:p>
          </table:table-cell>
          <table:table-cell table:number-columns-repeated="46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123" table:style-name="ta6">
        <office:forms form:automatic-focus="false" form:apply-design-mode="false"/>
        <table:table-column table:style-name="co1" table:number-columns-repeated="64" table:default-cell-style-name="Default"/>
        <table:table-row table:style-name="ro2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Opo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Z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I[A]</text:p>
          </table:table-cell>
          <table:table-cell office:value-type="string" calcext:value-type="string">
            <text:p>dU[V]</text:p>
          </table:table-cell>
          <table:table-cell office:value-type="string" calcext:value-type="string">
            <text:p>dI[A]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R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1.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42.6" calcext:value-type="float">
            <text:p>42,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formula="of:=[.E2]*0.01" office:value-type="float" office:value="0.03" calcext:value-type="float">
            <text:p>0,03</text:p>
          </table:table-cell>
          <table:table-cell table:formula="of:=0.012 * [.D2] + 0.1" office:value-type="float" office:value="0.6112" calcext:value-type="float">
            <text:p>0,6112</text:p>
          </table:table-cell>
          <table:table-cell/>
          <table:table-cell table:formula="of:=[.C2]" office:value-type="float" office:value="1.95" calcext:value-type="float">
            <text:p>1,95</text:p>
          </table:table-cell>
          <table:table-cell table:formula="of:=[.D2]/1000" office:value-type="float" office:value="0.0426" calcext:value-type="float">
            <text:p>0,0426</text:p>
          </table:table-cell>
          <table:table-cell table:formula="of:=[.G2]" office:value-type="float" office:value="0.03" calcext:value-type="float">
            <text:p>0,03</text:p>
          </table:table-cell>
          <table:table-cell table:formula="of:=[.H2]/1000" office:value-type="float" office:value="0.0006112" calcext:value-type="float">
            <text:p>0,0006112</text:p>
          </table:table-cell>
          <table:table-cell table:formula="of:=[.J2]/[.K2]" office:value-type="float" office:value="45.774647887324" calcext:value-type="float">
            <text:p>45,774647887324</text:p>
          </table:table-cell>
          <table:table-cell table:formula="of:=SQRT( ([.L2]/[.K2]/SQRT(3))^2 + ([.J2]*[.M2]/[.K2]/[.K2]/SQRT(3))^2 )" office:value-type="float" office:value="0.555953020111953" calcext:value-type="float">
            <text:p>0,555953020111953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2.</text:p>
          </table:table-cell>
          <table:table-cell table:style-name="ce1" office:value-type="string" calcext:value-type="string">
            <text:p>R2</text:p>
          </table:table-cell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15.73" calcext:value-type="float">
            <text:p>15,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formula="of:=[.E3]*0.01" office:value-type="float" office:value="0.03" calcext:value-type="float">
            <text:p>0,03</text:p>
          </table:table-cell>
          <table:table-cell table:formula="of:=[.D3]*0.005 + 0.01" office:value-type="float" office:value="0.08865" calcext:value-type="float">
            <text:p>0,08865</text:p>
          </table:table-cell>
          <table:table-cell/>
          <table:table-cell table:formula="of:=[.C3]" office:value-type="float" office:value="1.55" calcext:value-type="float">
            <text:p>1,55</text:p>
          </table:table-cell>
          <table:table-cell table:formula="of:=[.D3]/1000" office:value-type="float" office:value="0.01573" calcext:value-type="float">
            <text:p>0,01573</text:p>
          </table:table-cell>
          <table:table-cell table:formula="of:=[.G3]" office:value-type="float" office:value="0.03" calcext:value-type="float">
            <text:p>0,03</text:p>
          </table:table-cell>
          <table:table-cell table:formula="of:=[.H3]/1000" office:value-type="float" office:value="0.00008865" calcext:value-type="float">
            <text:p>8,865E-05</text:p>
          </table:table-cell>
          <table:table-cell table:formula="of:=[.J3]/[.K3]" office:value-type="float" office:value="98.5378258105531" calcext:value-type="float">
            <text:p>98,5378258105531</text:p>
          </table:table-cell>
          <table:table-cell table:formula="of:=SQRT( ([.L3]/[.K3]/SQRT(3))^2 + ([.J3]*[.M3]/[.K3]/[.K3]/SQRT(3))^2 )" office:value-type="float" office:value="1.14684259439803" calcext:value-type="float">
            <text:p>1,14684259439803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3.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0.74" calcext:value-type="float">
            <text:p>0,74</text:p>
          </table:table-cell>
          <table:table-cell table:style-name="ce1" office:value-type="float" office:value="7.61" calcext:value-type="float">
            <text:p>7,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formula="of:=[.E4]*0.01" office:value-type="float" office:value="0.01" calcext:value-type="float">
            <text:p>0,01</text:p>
          </table:table-cell>
          <table:table-cell table:formula="of:=[.D4]*0.005 + 0.01" office:value-type="float" office:value="0.04805" calcext:value-type="float">
            <text:p>0,04805</text:p>
          </table:table-cell>
          <table:table-cell/>
          <table:table-cell table:formula="of:=[.C4]" office:value-type="float" office:value="0.74" calcext:value-type="float">
            <text:p>0,74</text:p>
          </table:table-cell>
          <table:table-cell table:formula="of:=[.D4]/1000" office:value-type="float" office:value="0.00761" calcext:value-type="float">
            <text:p>0,00761</text:p>
          </table:table-cell>
          <table:table-cell table:formula="of:=[.G4]" office:value-type="float" office:value="0.01" calcext:value-type="float">
            <text:p>0,01</text:p>
          </table:table-cell>
          <table:table-cell table:formula="of:=[.H4]/1000" office:value-type="float" office:value="0.00004805" calcext:value-type="float">
            <text:p>4,805E-05</text:p>
          </table:table-cell>
          <table:table-cell table:formula="of:=[.J4]/[.K4]" office:value-type="float" office:value="97.2404730617608" calcext:value-type="float">
            <text:p>97,2404730617608</text:p>
          </table:table-cell>
          <table:table-cell table:formula="of:=SQRT( ([.L4]/[.K4]/SQRT(3))^2 + ([.J4]*[.M4]/[.K4]/[.K4]/SQRT(3))^2 )" office:value-type="float" office:value="0.837402537641575" calcext:value-type="float">
            <text:p>0,837402537641575</text:p>
          </table:table-cell>
          <table:table-cell table:number-columns-repeated="49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zcionka tekstu podstawowego" svg:font-family="'Czcionka tekstu podstawowego'" style:font-family-generic="swiss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pl" fo:country="PL" style:font-name-asian="Noto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erif'" style:font-family-generic="roman" style:font-pitch="variable" fo:font-size="12pt" fo:language="pl" fo:country="PL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loext:min-decimal-places="0" number:min-integer-digits="1" number:grouping="true"/>
      <number:text>     </number:text>
    </number:number-style>
    <number:number-style style:name="N117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  </number:text>
    </number:number-style>
    <number:number-style style:name="N11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lec_5f_RHr" style:display-name="PageStyle_walec_RH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lec_5f_h" style:display-name="PageStyle_walec_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123" style:display-name="PageStyle_R1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4" style:display-name="PageStyle_R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t_5f_h" style:display-name="PageStyle_prost_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t_5f_ab" style:display-name="PageStyle_prost_a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creation-date>2020-03-20T19:33:30</meta:creation-date>
    <dc:date>2020-05-18T15:49:52.440494096</dc:date>
    <meta:generator>LibreOffice/6.4.3.2$Linux_X86_64 LibreOffice_project/40$Build-2</meta:generator>
    <meta:editing-duration>PT38M23S</meta:editing-duration>
    <meta:editing-cycles>7</meta:editing-cycles>
    <meta:document-statistic meta:table-count="6" meta:cell-count="362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 chart:error-category="constant"/>
    </style:style>
    <style:style style:name="ch4" style:family="chart" style:data-style-name="N0">
      <style:chart-properties chart:display-label="true" chart:logarithmic="false" chart:minimum="0" chart:maximum="3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004586"/>
    </style:style>
    <style:style style:name="ch11" style:family="chart">
      <style:graphic-properties svg:stroke-width="0.1cm" svg:stroke-color="#004586"/>
    </style:style>
    <style:style style:name="ch12" style:family="chart">
      <style:chart-properties chart:error-lower-limit="0.015" chart:error-upper-limit="0.01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." xlink:type="simple" chart:class="chart:scatter" chart:style-name="ch1">
        <chart:title svg:x="5.018cm" svg:y="0.316cm" chart:style-name="ch2">
          <text:p>Grubość prostopadłościanu</text:p>
        </chart:title>
        <chart:plot-area chart:style-name="ch3" table:cell-range-address="prost_h.B2:prost_h.B31" svg:x="1.416cm" svg:y="1.387cm" svg:width="14.269cm" svg:height="6.371cm">
          <chartooo:coordinate-region svg:x="2.309cm" svg:y="1.628cm" svg:width="13.376cm" svg:height="5.399cm"/>
          <chart:axis chart:dimension="x" chart:name="primary-x" chart:style-name="ch4">
            <chart:title svg:x="7.597cm" svg:y="7.939cm" chart:style-name="ch5">
              <text:p>Nr. pomiaru</text:p>
            </chart:title>
          </chart:axis>
          <chart:axis chart:dimension="y" chart:name="primary-y" chart:style-name="ch6">
            <chart:title svg:x="0.451cm" svg:y="5.699cm" chart:style-name="ch7">
              <text:p>Grubość [mm]</text:p>
            </chart:title>
            <chart:grid chart:style-name="ch8" chart:class="major"/>
          </chart:axis>
          <chart:series chart:style-name="ch9" chart:values-cell-range-address="prost_h.B2:prost_h.B31" chart:class="chart:scatter">
            <chart:mean-value chart:style-name="ch10"/>
            <chart:regression-curve chart:style-name="ch11"/>
            <chart:error-indicator chart:style-name="ch12" chart:dimension="y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prost_h.B2:prost_h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1">
                <text:p>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lower-limit="0.002" chart:error-upper-limit="0.0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81cm" xlink:href=".." xlink:type="simple" chart:class="chart:scatter" chart:style-name="ch1">
        <chart:title svg:x="4.675cm" svg:y="0.315cm" chart:style-name="ch2">
          <text:p>Głębokość wydrążonego walca</text:p>
        </chart:title>
        <chart:plot-area chart:style-name="ch3" table:cell-range-address="walec_h.A1:walec_h.B11" chart:data-source-has-labels="both" svg:x="1.415cm" svg:y="1.385cm" svg:width="14.252cm" svg:height="6.351cm">
          <chartooo:coordinate-region svg:x="2.308cm" svg:y="1.627cm" svg:width="13.17cm" svg:height="5.379cm"/>
          <chart:axis chart:dimension="x" chart:name="primary-x" chart:style-name="ch4" chartooo:axis-type="auto">
            <chart:title svg:x="7.628cm" svg:y="7.916cm" chart:style-name="ch5">
              <text:p>Nr pomiaru</text:p>
            </chart:title>
            <chart:categories table:cell-range-address="walec_h.A2:walec_h.A11"/>
          </chart:axis>
          <chart:axis chart:dimension="y" chart:name="primary-y" chart:style-name="ch6">
            <chart:title svg:x="0.451cm" svg:y="5.607cm" chart:style-name="ch7">
              <text:p>Wartość [cm]</text:p>
            </chart:title>
            <chart:grid chart:style-name="ch8" chart:class="major"/>
          </chart:axis>
          <chart:series chart:style-name="ch9" chart:values-cell-range-address="walec_h.B2:walec_h.B11" chart:label-cell-address="walec_h.B1:walec_h.B1" chart:class="chart:scatter">
            <chart:error-indicator chart:style-name="ch10" chart:dimension="y"/>
            <chart:data-point chart:repeated="4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 [cm]</text:p>
                <draw:g>
                  <svg:desc>walec_h.B1:walec_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</text:p>
                <draw:g>
                  <svg:desc>walec_h.A2:walec_h.A11</svg:desc>
                </draw:g>
              </table:table-cell>
              <table:table-cell office:value-type="float" office:value="2.004">
                <text:p>2.004</text:p>
                <draw:g>
                  <svg:desc>walec_h.B2:walec_h.B11</svg:desc>
                </draw:g>
              </table:table-cell>
            </table:table-row>
            <table:table-row>
              <table:table-cell office:value-type="string">
                <text:p>2.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3.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4.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.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6.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7.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8.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9.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.</text:p>
              </table:table-cell>
              <table:table-cell office:value-type="float" office:value="2.002">
                <text:p>2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3cm" xlink:href=".." xlink:type="simple" chart:class="chart:scatter" chart:column-mapping="1 0" chart:style-name="ch1">
        <chart:title svg:x="2.083cm" svg:y="0.316cm" chart:style-name="ch2">
          <text:p>Zależność napięcia od natężenia prądu na oporniku R4</text:p>
        </chart:title>
        <chart:plot-area chart:style-name="ch3" table:cell-range-address="R4.M1:R4.N11" chart:data-source-has-labels="row" svg:x="1.415cm" svg:y="1.387cm" svg:width="14.257cm" svg:height="6.37cm">
          <chartooo:coordinate-region svg:x="2.04cm" svg:y="1.629cm" svg:width="13.309cm" svg:height="5.397cm"/>
          <chart:axis chart:dimension="x" chart:name="primary-x" chart:style-name="ch4">
            <chart:title svg:x="7.47cm" svg:y="7.938cm" chart:style-name="ch5">
              <text:p>Natężenie [A]</text:p>
            </chart:title>
          </chart:axis>
          <chart:axis chart:dimension="y" chart:name="primary-y" chart:style-name="ch4">
            <chart:title svg:x="0.451cm" svg:y="5.525cm" chart:style-name="ch6">
              <text:p>Napięcie [V]</text:p>
            </chart:title>
            <chart:grid chart:style-name="ch7" chart:class="major"/>
          </chart:axis>
          <chart:series chart:style-name="ch8" chart:values-cell-range-address="R4.M2:R4.M11" chart:label-cell-address="R4.M1:R4.M1" chart:class="chart:scatter">
            <chart:domain table:cell-range-address="R4.N2:R4.N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U[V]</text:p>
                <draw:g>
                  <svg:desc>R4.M1:R4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4">
                <text:p>0.0604</text:p>
                <draw:g>
                  <svg:desc>R4.N2:R4.N11</svg:desc>
                </draw:g>
              </table:table-cell>
              <table:table-cell office:value-type="float" office:value="23">
                <text:p>23</text:p>
                <draw:g>
                  <svg:desc>R4.M2:R4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9">
                <text:p>0.05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1">
                <text:p>0.048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9">
                <text:p>0.0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2">
                <text:p>0.0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">
                <text:p>0.03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9">
                <text:p>0.02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88">
                <text:p>0.0118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61">
                <text:p>0.00561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